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fo:break-before="page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4cm" fo:margin-left="0cm" fo:break-before="page" table:align="left"/>
    </style:style>
    <style:style style:name="Tabla3.A" style:family="table-column">
      <style:table-column-properties style:column-width="8.50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1a780" officeooo:paragraph-rsid="0011a780"/>
    </style:style>
    <style:style style:name="P2" style:family="paragraph" style:parent-style-name="Table_20_Contents">
      <style:paragraph-properties fo:text-align="center" style:justify-single-word="false"/>
      <style:text-properties officeooo:rsid="00125a2f" officeooo:paragraph-rsid="00125a2f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paragraph-properties fo:line-height="100%"/>
      <style:text-properties style:font-name="Liberation Mono" fo:font-size="10pt" style:font-size-asian="10pt" style:font-size-complex="10pt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able_20_Contents">
      <style:text-properties style:font-name="Liberation Mono" fo:font-size="10pt" style:font-size-asian="10pt" style:font-size-complex="10pt"/>
    </style:style>
    <style:style style:name="P8" style:family="paragraph" style:parent-style-name="Table_20_Contents">
      <style:paragraph-properties fo:line-height="100%"/>
      <style:text-properties style:font-name="Liberation Mono" fo:font-size="10pt" style:font-size-asian="10pt" style:font-size-complex="10pt"/>
    </style:style>
    <style:style style:name="P9" style:family="paragraph" style:parent-style-name="Horizontal_20_Line">
      <style:text-properties fo:font-size="10pt" style:font-size-asian="10pt" style:font-size-complex="10pt"/>
    </style:style>
    <style:style style:name="P10" style:family="paragraph" style:parent-style-name="Heading_20_2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Bloque</text:p>
          </table:table-cell>
          <table:covered-table-cell/>
        </table:table-row>
        <table:table-row>
          <table:table-cell table:style-name="Tabla1.A2" office:value-type="string">
            <text:p text:style-name="P1">MDN</text:p>
          </table:table-cell>
          <table:table-cell table:style-name="Tabla1.B2" office:value-type="string">
            <text:p text:style-name="P1">W3School</text:p>
          </table:table-cell>
        </table:table-row>
        <table:table-row>
          <table:table-cell table:style-name="Tabla1.A2" office:value-type="string">
            <text:p text:style-name="Table_20_Contents">&lt;address&gt;</text:p>
            <text:p text:style-name="Table_20_Contents">&lt;article&gt;</text:p>
            <text:p text:style-name="Table_20_Contents">&lt;aside&gt;</text:p>
            <text:p text:style-name="Table_20_Contents">&lt;blockquote&gt;</text:p>
            <text:p text:style-name="Table_20_Contents">&lt;details&gt;</text:p>
            <text:p text:style-name="Table_20_Contents">&lt;dialog&gt;</text:p>
            <text:p text:style-name="Table_20_Contents">&lt;dd&gt;</text:p>
            <text:p text:style-name="Table_20_Contents">&lt;div&gt;</text:p>
            <text:p text:style-name="Table_20_Contents">&lt;dl&gt;</text:p>
            <text:p text:style-name="Table_20_Contents">&lt;dt&gt;</text:p>
            <text:p text:style-name="Table_20_Contents">&lt;fieldset&gt;</text:p>
            <text:p text:style-name="Table_20_Contents">&lt;figcaption&gt;</text:p>
            <text:p text:style-name="Table_20_Contents">&lt;figure&gt;</text:p>
            <text:p text:style-name="Table_20_Contents">&lt;footer&gt;</text:p>
            <text:p text:style-name="Table_20_Contents">&lt;form&gt;</text:p>
            <text:p text:style-name="Table_20_Contents">&lt;h1&gt;, &lt;h2&gt;, &lt;h3&gt;, &lt;h4&gt;, &lt;h5&gt;, &lt;h6&gt;</text:p>
            <text:p text:style-name="Table_20_Contents">&lt;header&gt;</text:p>
            <text:p text:style-name="Table_20_Contents">&lt;hgroup&gt;</text:p>
            <text:p text:style-name="Table_20_Contents">&lt;hr&gt;</text:p>
            <text:p text:style-name="Table_20_Contents">&lt;li&gt;</text:p>
            <text:p text:style-name="Table_20_Contents">&lt;main&gt;</text:p>
            <text:p text:style-name="Table_20_Contents">&lt;nav&gt;</text:p>
            <text:p text:style-name="Table_20_Contents">&lt;ol&gt;</text:p>
            <text:p text:style-name="Table_20_Contents">&lt;p&gt;</text:p>
            <text:p text:style-name="Table_20_Contents">&lt;pre&gt;</text:p>
            <text:p text:style-name="Table_20_Contents">&lt;section&gt;</text:p>
            <text:p text:style-name="Table_20_Contents">&lt;table&gt;</text:p>
            <text:p text:style-name="Table_20_Contents">&lt;ul&gt;</text:p>
          </table:table-cell>
          <table:table-cell table:style-name="Tabla1.B2" office:value-type="string">
            <text:p text:style-name="Table_20_Contents">&lt;address&gt;</text:p>
            <text:p text:style-name="Table_20_Contents">&lt;article&gt;</text:p>
            <text:p text:style-name="Table_20_Contents">&lt;aside&gt;</text:p>
            <text:p text:style-name="Table_20_Contents">&lt;blockquote&gt;</text:p>
            <text:p text:style-name="Table_20_Contents">&lt;canvas&gt;</text:p>
            <text:p text:style-name="Table_20_Contents">&lt;dd&gt;</text:p>
            <text:p text:style-name="Table_20_Contents">&lt;div&gt;</text:p>
            <text:p text:style-name="Table_20_Contents">&lt;dl&gt;</text:p>
            <text:p text:style-name="Table_20_Contents">&lt;dt&gt;</text:p>
            <text:p text:style-name="Table_20_Contents">&lt;fieldset&gt;</text:p>
            <text:p text:style-name="Table_20_Contents">&lt;figcaption&gt;</text:p>
            <text:p text:style-name="Table_20_Contents">&lt;figure&gt;</text:p>
            <text:p text:style-name="Table_20_Contents">&lt;footer&gt;</text:p>
            <text:p text:style-name="Table_20_Contents">&lt;form&gt;</text:p>
            <text:p text:style-name="Table_20_Contents">&lt;h1&gt;-&lt;h6&gt;</text:p>
            <text:p text:style-name="Table_20_Contents">&lt;header&gt;</text:p>
            <text:p text:style-name="Table_20_Contents">&lt;hr&gt;</text:p>
            <text:p text:style-name="Table_20_Contents">&lt;li&gt;</text:p>
            <text:p text:style-name="Table_20_Contents">&lt;main&gt;</text:p>
            <text:p text:style-name="Table_20_Contents">&lt;nav&gt;</text:p>
            <text:p text:style-name="Table_20_Contents">&lt;noscript&gt;</text:p>
            <text:p text:style-name="Table_20_Contents">&lt;ol&gt;</text:p>
            <text:p text:style-name="Table_20_Contents">&lt;p&gt;</text:p>
            <text:p text:style-name="Table_20_Contents">&lt;pre&gt;</text:p>
            <text:p text:style-name="Table_20_Contents">&lt;section&gt;</text:p>
            <text:p text:style-name="Table_20_Contents">&lt;table&gt;</text:p>
            <text:p text:style-name="Table_20_Contents">&lt;tfoot&gt;</text:p>
            <text:p text:style-name="Table_20_Contents">&lt;ul&gt;</text:p>
            <text:p text:style-name="Table_20_Contents">&lt;video&gt;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">En línea </text:p>
          </table:table-cell>
          <table:covered-table-cell/>
        </table:table-row>
        <table:table-row>
          <table:table-cell table:style-name="Tabla2.A2" office:value-type="string">
            <text:p text:style-name="P1">MDN</text:p>
          </table:table-cell>
          <table:table-cell table:style-name="Tabla2.B2" office:value-type="string">
            <text:p text:style-name="P1">W3School</text:p>
          </table:table-cell>
        </table:table-row>
        <table:table-row>
          <table:table-cell table:style-name="Tabla2.A2" office:value-type="string">
            <text:p text:style-name="Table_20_Contents">&lt;a&gt;</text:p>
            <text:p text:style-name="Table_20_Contents">&lt;abbr&gt;</text:p>
            <text:p text:style-name="Table_20_Contents">&lt;acronym&gt;</text:p>
            <text:p text:style-name="Table_20_Contents">&lt;audio&gt; (if it has visible controls)</text:p>
            <text:p text:style-name="Table_20_Contents">&lt;b&gt;</text:p>
            <text:p text:style-name="Table_20_Contents">&lt;bdi&gt;</text:p>
            <text:p text:style-name="Table_20_Contents">&lt;bdo&gt;</text:p>
            <text:p text:style-name="Table_20_Contents">&lt;big&gt;</text:p>
            <text:p text:style-name="Table_20_Contents">&lt;br&gt;</text:p>
            <text:p text:style-name="Table_20_Contents">&lt;button&gt;</text:p>
            <text:p text:style-name="Table_20_Contents">&lt;canvas&gt;</text:p>
            <text:p text:style-name="Table_20_Contents">&lt;cite&gt;</text:p>
            <text:p text:style-name="Table_20_Contents">&lt;code&gt;</text:p>
            <text:p text:style-name="Table_20_Contents">&lt;data&gt;</text:p>
            <text:p text:style-name="Table_20_Contents">&lt;datalist&gt;</text:p>
            <text:p text:style-name="Table_20_Contents">&lt;del&gt;</text:p>
            <text:p text:style-name="Table_20_Contents">&lt;dfn&gt;</text:p>
            <text:p text:style-name="Table_20_Contents">&lt;em&gt;</text:p>
            <text:p text:style-name="Table_20_Contents">&lt;embed&gt;</text:p>
            <text:p text:style-name="Table_20_Contents">&lt;i&gt;</text:p>
            <text:p text:style-name="Table_20_Contents">&lt;iframe&gt;</text:p>
            <text:p text:style-name="Table_20_Contents">&lt;img&gt;</text:p>
            <text:p text:style-name="Table_20_Contents">&lt;input&gt;</text:p>
            <text:p text:style-name="Table_20_Contents">&lt;ins&gt;</text:p>
            <text:p text:style-name="Table_20_Contents">&lt;kbd&gt;</text:p>
            <text:p text:style-name="Table_20_Contents">&lt;label&gt;</text:p>
            <text:p text:style-name="Table_20_Contents">&lt;map&gt;</text:p>
            <text:p text:style-name="Table_20_Contents">&lt;mark&gt;</text:p>
            <text:p text:style-name="Table_20_Contents">&lt;meter&gt;</text:p>
            <text:p text:style-name="Table_20_Contents">&lt;noscript&gt;</text:p>
            <text:p text:style-name="Table_20_Contents">&lt;object&gt;</text:p>
            <text:p text:style-name="Table_20_Contents">&lt;output&gt;</text:p>
            <text:p text:style-name="Table_20_Contents">&lt;picture&gt;</text:p>
            <text:p text:style-name="Table_20_Contents">&lt;progress&gt;</text:p>
            <text:p text:style-name="Table_20_Contents">&lt;q&gt;</text:p>
            <text:p text:style-name="Table_20_Contents">&lt;ruby&gt;</text:p>
            <text:p text:style-name="Table_20_Contents">&lt;s&gt;</text:p>
            <text:p text:style-name="Table_20_Contents">&lt;samp&gt;</text:p>
            <text:p text:style-name="Table_20_Contents">&lt;script&gt;</text:p>
            <text:p text:style-name="Table_20_Contents">&lt;select&gt;</text:p>
            <text:p text:style-name="Table_20_Contents">&lt;slot&gt;</text:p>
            <text:p text:style-name="Table_20_Contents">&lt;small&gt;</text:p>
            <text:p text:style-name="Table_20_Contents">&lt;span&gt;</text:p>
            <text:p text:style-name="Table_20_Contents">&lt;strong&gt;</text:p>
            <text:p text:style-name="Table_20_Contents">&lt;sub&gt;</text:p>
            <text:p text:style-name="Table_20_Contents">&lt;sup&gt;</text:p>
            <text:p text:style-name="Table_20_Contents">&lt;svg&gt;</text:p>
            <text:p text:style-name="Table_20_Contents">&lt;template&gt;</text:p>
            <text:p text:style-name="Table_20_Contents">&lt;textarea&gt;</text:p>
            <text:p text:style-name="Table_20_Contents"><text:soft-page-break/>&lt;time&gt;</text:p>
            <text:p text:style-name="Table_20_Contents">&lt;u&gt;</text:p>
            <text:p text:style-name="Table_20_Contents">&lt;tt&gt;</text:p>
            <text:p text:style-name="Table_20_Contents">&lt;var&gt;</text:p>
            <text:p text:style-name="Table_20_Contents">&lt;video&gt;</text:p>
            <text:p text:style-name="Table_20_Contents">&lt;wbr&gt;</text:p>
          </table:table-cell>
          <table:table-cell table:style-name="Tabla2.B2" office:value-type="string">
            <text:p text:style-name="Table_20_Contents">&lt;a&gt;</text:p>
            <text:p text:style-name="Table_20_Contents">&lt;abbr&gt;</text:p>
            <text:p text:style-name="Table_20_Contents">&lt;acronym&gt;</text:p>
            <text:p text:style-name="Table_20_Contents">&lt;b&gt;</text:p>
            <text:p text:style-name="Table_20_Contents">&lt;bdo&gt;</text:p>
            <text:p text:style-name="Table_20_Contents">&lt;big&gt;</text:p>
            <text:p text:style-name="Table_20_Contents">&lt;br&gt;</text:p>
            <text:p text:style-name="Table_20_Contents">&lt;button&gt;</text:p>
            <text:p text:style-name="Table_20_Contents">&lt;cite&gt;</text:p>
            <text:p text:style-name="Table_20_Contents">&lt;code&gt;</text:p>
            <text:p text:style-name="Table_20_Contents">&lt;dfn&gt;</text:p>
            <text:p text:style-name="Table_20_Contents">&lt;em&gt;</text:p>
            <text:p text:style-name="Table_20_Contents">&lt;i&gt;</text:p>
            <text:p text:style-name="Table_20_Contents">&lt;img&gt;</text:p>
            <text:p text:style-name="Table_20_Contents">&lt;input&gt;</text:p>
            <text:p text:style-name="Table_20_Contents">&lt;kbd&gt;</text:p>
            <text:p text:style-name="Table_20_Contents">&lt;label&gt;</text:p>
            <text:p text:style-name="Table_20_Contents">&lt;map&gt;</text:p>
            <text:p text:style-name="Table_20_Contents">&lt;object&gt;</text:p>
            <text:p text:style-name="Table_20_Contents">&lt;output&gt;</text:p>
            <text:p text:style-name="Table_20_Contents">&lt;q&gt;</text:p>
            <text:p text:style-name="Table_20_Contents">&lt;samp&gt;</text:p>
            <text:p text:style-name="Table_20_Contents">&lt;script&gt;</text:p>
            <text:p text:style-name="Table_20_Contents">&lt;select&gt;</text:p>
            <text:p text:style-name="Table_20_Contents">&lt;small&gt;</text:p>
            <text:p text:style-name="Table_20_Contents">&lt;span&gt;</text:p>
            <text:p text:style-name="Table_20_Contents">&lt;strong&gt;</text:p>
            <text:p text:style-name="Table_20_Contents">&lt;sub&gt;</text:p>
            <text:p text:style-name="Table_20_Contents">&lt;sup&gt;</text:p>
            <text:p text:style-name="Table_20_Contents">&lt;textarea&gt;</text:p>
            <text:p text:style-name="Table_20_Contents">&lt;time&gt;</text:p>
            <text:p text:style-name="Table_20_Contents">&lt;tt&gt;</text:p>
            <text:p text:style-name="Table_20_Contents">&lt;var&gt;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7"/>
          </table:table-cell>
          <table:table-cell table:style-name="Tabla3.B1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/>
          </table:table-cell>
          <table:table-cell table:style-name="Tabla3.B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5"><text:span text:style-name="Source_20_Text"><text:span text:style-name="T3">&lt;a&gt;</text:span></text:span></text:p>
            <text:p text:style-name="P5"><text:span text:style-name="Source_20_Text"><text:span text:style-name="T3">&lt;abbr&gt;</text:span></text:span></text:p>
            <text:p text:style-name="P5"><text:span text:style-name="Source_20_Text"><text:span text:style-name="T3">&lt;acronym&gt;</text:span></text:span></text:p>
            <text:p text:style-name="P5"><text:span text:style-name="Source_20_Text"><text:span text:style-name="T3">&lt;address&gt;</text:span></text:span></text:p>
            <text:p text:style-name="P5"><text:span text:style-name="Source_20_Text"><text:span text:style-name="T3">&lt;applet&gt;</text:span></text:span></text:p>
            <text:p text:style-name="P5"><text:span text:style-name="Source_20_Text"><text:span text:style-name="T3">&lt;area&gt;</text:span></text:span></text:p>
            <text:p text:style-name="P5"><text:span text:style-name="Source_20_Text"><text:span text:style-name="T3">&lt;article&gt;</text:span></text:span></text:p>
            <text:p text:style-name="P5"><text:span text:style-name="Source_20_Text"><text:span text:style-name="T3">&lt;aside&gt;</text:span></text:span></text:p>
            <text:p text:style-name="P5"><text:span text:style-name="Source_20_Text"><text:span text:style-name="T3">&lt;audio&gt;</text:span></text:span></text:p>
            <text:p text:style-name="P5"><text:span text:style-name="Source_20_Text"><text:span text:style-name="T3">&lt;b&gt;</text:span></text:span></text:p>
            <text:p text:style-name="P5"><text:span text:style-name="Source_20_Text"><text:span text:style-name="T3">&lt;base&gt;</text:span></text:span></text:p>
            <text:p text:style-name="P5"><text:span text:style-name="Source_20_Text"><text:span text:style-name="T3">&lt;basefont&gt;</text:span></text:span></text:p>
            <text:p text:style-name="P5"><text:span text:style-name="Source_20_Text"><text:span text:style-name="T3">&lt;bdi&gt;</text:span></text:span></text:p>
            <text:p text:style-name="P5"><text:span text:style-name="Source_20_Text"><text:span text:style-name="T3">&lt;bdo&gt;</text:span></text:span></text:p>
            <text:p text:style-name="P5"><text:span text:style-name="Source_20_Text"><text:span text:style-name="T3">&lt;bgsound&gt;</text:span></text:span></text:p>
            <text:p text:style-name="P5"><text:span text:style-name="Source_20_Text"><text:span text:style-name="T3">&lt;big&gt;</text:span></text:span></text:p>
            <text:p text:style-name="P5"><text:span text:style-name="Source_20_Text"><text:span text:style-name="T3">&lt;blink&gt;</text:span></text:span></text:p>
            <text:p text:style-name="P5"><text:span text:style-name="Source_20_Text"><text:span text:style-name="T3">&lt;blockquote&gt;</text:span></text:span></text:p>
            <text:p text:style-name="P5"><text:span text:style-name="Source_20_Text"><text:span text:style-name="T3">&lt;body&gt;</text:span></text:span></text:p>
            <text:p text:style-name="P5"><text:span text:style-name="Source_20_Text"><text:span text:style-name="T3">&lt;br&gt;</text:span></text:span></text:p>
            <text:p text:style-name="P5"><text:span text:style-name="Source_20_Text"><text:span text:style-name="T3">&lt;button&gt;</text:span></text:span></text:p>
            <text:p text:style-name="P5"><text:span text:style-name="Source_20_Text"><text:span text:style-name="T3">&lt;canvas&gt;</text:span></text:span></text:p>
            <text:p text:style-name="P5"><text:span text:style-name="Source_20_Text"><text:span text:style-name="T3">&lt;caption&gt;</text:span></text:span></text:p>
            <text:p text:style-name="P5"><text:span text:style-name="Source_20_Text"><text:span text:style-name="T3">&lt;center&gt;</text:span></text:span></text:p>
            <text:p text:style-name="P5"><text:span text:style-name="Source_20_Text"><text:span text:style-name="T3">&lt;cite&gt;</text:span></text:span></text:p>
            <text:p text:style-name="P5"><text:span text:style-name="Source_20_Text"><text:span text:style-name="T3">&lt;code&gt;</text:span></text:span></text:p>
            <text:p text:style-name="P5"><text:span text:style-name="Source_20_Text"><text:span text:style-name="T3">&lt;col&gt;</text:span></text:span></text:p>
            <text:p text:style-name="P5"><text:span text:style-name="Source_20_Text"><text:span text:style-name="T3">&lt;colgroup&gt;</text:span></text:span></text:p>
            <text:p text:style-name="P5"><text:span text:style-name="Source_20_Text"><text:span text:style-name="T3">&lt;command&gt;</text:span></text:span></text:p>
            <text:p text:style-name="P5"><text:span text:style-name="Source_20_Text"><text:span text:style-name="T3">&lt;content&gt;</text:span></text:span></text:p>
            <text:p text:style-name="P5"><text:span text:style-name="Source_20_Text"><text:span text:style-name="T3">&lt;data&gt;</text:span></text:span></text:p>
            <text:p text:style-name="P5"><text:span text:style-name="Source_20_Text"><text:span text:style-name="T3">&lt;datalist&gt;</text:span></text:span></text:p>
            <text:p text:style-name="P5"><text:span text:style-name="Source_20_Text"><text:span text:style-name="T3">&lt;dd&gt;</text:span></text:span></text:p>
            <text:p text:style-name="P5"><text:span text:style-name="Source_20_Text"><text:span text:style-name="T3">&lt;del&gt;</text:span></text:span></text:p>
            <text:p text:style-name="P5"><text:span text:style-name="Source_20_Text"><text:span text:style-name="T3">&lt;details&gt;</text:span></text:span></text:p>
            <text:p text:style-name="P5"><text:span text:style-name="Source_20_Text"><text:span text:style-name="T3">&lt;dfn&gt;</text:span></text:span></text:p>
            <text:p text:style-name="P5"><text:span text:style-name="Source_20_Text"><text:span text:style-name="T3">&lt;dialog&gt;</text:span></text:span></text:p>
            <text:p text:style-name="P5"><text:soft-page-break/><text:span text:style-name="Source_20_Text"><text:span text:style-name="T3">&lt;dir&gt;</text:span></text:span></text:p>
            <text:p text:style-name="P5"><text:span text:style-name="Source_20_Text"><text:span text:style-name="T3">&lt;div&gt;</text:span></text:span></text:p>
            <text:p text:style-name="P5"><text:span text:style-name="Source_20_Text"><text:span text:style-name="T3">&lt;dl&gt;</text:span></text:span></text:p>
            <text:p text:style-name="P5"><text:span text:style-name="Source_20_Text"><text:span text:style-name="T3">&lt;dt&gt;</text:span></text:span></text:p>
            <text:p text:style-name="P5"><text:span text:style-name="Source_20_Text"><text:span text:style-name="T3">&lt;element&gt;</text:span></text:span></text:p>
            <text:p text:style-name="P5"><text:span text:style-name="Source_20_Text"><text:span text:style-name="T3">&lt;em&gt;</text:span></text:span></text:p>
            <text:p text:style-name="P5"><text:span text:style-name="Source_20_Text"><text:span text:style-name="T3">&lt;embed&gt;</text:span></text:span></text:p>
            <text:p text:style-name="P5"><text:span text:style-name="Source_20_Text"><text:span text:style-name="T3">&lt;fieldset&gt;</text:span></text:span></text:p>
            <text:p text:style-name="P5"><text:span text:style-name="Source_20_Text"><text:span text:style-name="T3">&lt;figcaption&gt;</text:span></text:span></text:p>
            <text:p text:style-name="P5"><text:span text:style-name="Source_20_Text"><text:span text:style-name="T3">&lt;figure&gt;</text:span></text:span></text:p>
            <text:p text:style-name="P5"><text:span text:style-name="Source_20_Text"><text:span text:style-name="T3">&lt;font&gt;</text:span></text:span></text:p>
            <text:p text:style-name="P5"><text:span text:style-name="Source_20_Text"><text:span text:style-name="T3">&lt;footer&gt;</text:span></text:span></text:p>
            <text:p text:style-name="P5"><text:span text:style-name="Source_20_Text"><text:span text:style-name="T3">&lt;form&gt;</text:span></text:span></text:p>
            <text:p text:style-name="P5"><text:span text:style-name="Source_20_Text"><text:span text:style-name="T3">&lt;frame&gt;</text:span></text:span></text:p>
            <text:p text:style-name="P5"><text:span text:style-name="Source_20_Text"><text:span text:style-name="T3">&lt;frameset&gt;</text:span></text:span></text:p>
            <text:p text:style-name="P5"><text:span text:style-name="Source_20_Text"><text:span text:style-name="T3">&lt;h1&gt;</text:span></text:span></text:p>
            <text:p text:style-name="P5"><text:span text:style-name="Source_20_Text"><text:span text:style-name="T3">&lt;head&gt;</text:span></text:span></text:p>
            <text:p text:style-name="P5"><text:span text:style-name="Source_20_Text"><text:span text:style-name="T3">&lt;header&gt;</text:span></text:span></text:p>
            <text:p text:style-name="P5"><text:span text:style-name="Source_20_Text"><text:span text:style-name="T3">&lt;hgroup&gt;</text:span></text:span></text:p>
            <text:p text:style-name="P5"><text:span text:style-name="Source_20_Text"><text:span text:style-name="T3">&lt;hr&gt;</text:span></text:span></text:p>
            <text:p text:style-name="P5"><text:span text:style-name="Source_20_Text"><text:span text:style-name="T3">&lt;html&gt;</text:span></text:span></text:p>
            <text:p text:style-name="P5"><text:span text:style-name="Source_20_Text"><text:span text:style-name="T3">&lt;i&gt;</text:span></text:span></text:p>
            <text:p text:style-name="P5"><text:span text:style-name="Source_20_Text"><text:span text:style-name="T3">&lt;iframe&gt;</text:span></text:span></text:p>
            <text:p text:style-name="P5"><text:span text:style-name="Source_20_Text"><text:span text:style-name="T3">&lt;image&gt;</text:span></text:span></text:p>
            <text:p text:style-name="P5"><text:span text:style-name="Source_20_Text"><text:span text:style-name="T3">&lt;img&gt;</text:span></text:span></text:p>
            <text:p text:style-name="P5"><text:span text:style-name="Source_20_Text"><text:span text:style-name="T3">&lt;input&gt;</text:span></text:span></text:p>
            <text:p text:style-name="P5"><text:span text:style-name="Source_20_Text"><text:span text:style-name="T3">&lt;ins&gt;</text:span></text:span></text:p>
            <text:p text:style-name="P5"><text:span text:style-name="Source_20_Text"><text:span text:style-name="T3">&lt;isindex&gt;</text:span></text:span></text:p>
            <text:p text:style-name="P5"><text:span text:style-name="Source_20_Text"><text:span text:style-name="T3">&lt;kbd&gt;</text:span></text:span></text:p>
            <text:p text:style-name="P5"><text:span text:style-name="Source_20_Text"><text:span text:style-name="T3">&lt;keygen&gt;</text:span></text:span></text:p>
            <text:p text:style-name="P5"><text:span text:style-name="Source_20_Text"><text:span text:style-name="T3">&lt;label&gt;</text:span></text:span></text:p>
            <text:p text:style-name="P5"><text:span text:style-name="Source_20_Text"><text:span text:style-name="T3">&lt;legend&gt;</text:span></text:span></text:p>
            <text:p text:style-name="P5"><text:span text:style-name="Source_20_Text"><text:span text:style-name="T3">&lt;li&gt;</text:span></text:span></text:p>
            <text:p text:style-name="P5"><text:span text:style-name="Source_20_Text"><text:span text:style-name="T3">&lt;link&gt;</text:span></text:span></text:p>
            <text:p text:style-name="P5"><text:span text:style-name="Source_20_Text"><text:span text:style-name="T3">&lt;listing&gt;</text:span></text:span></text:p>
            <text:p text:style-name="P5"><text:span text:style-name="Source_20_Text"><text:span text:style-name="T3">&lt;main&gt;</text:span></text:span></text:p>
            <text:p text:style-name="P5"><text:span text:style-name="Source_20_Text"><text:span text:style-name="T3">&lt;map&gt;</text:span></text:span></text:p>
            <text:p text:style-name="P5"><text:span text:style-name="Source_20_Text"><text:span text:style-name="T3">&lt;mark&gt;</text:span></text:span></text:p>
            <text:p text:style-name="P5"><text:span text:style-name="Source_20_Text"><text:span text:style-name="T3">&lt;marquee&gt;</text:span></text:span></text:p>
            <text:p text:style-name="P5"><text:soft-page-break/><text:span text:style-name="Source_20_Text"><text:span text:style-name="T3">&lt;menu&gt;</text:span></text:span></text:p>
            <text:p text:style-name="P5"><text:span text:style-name="Source_20_Text"><text:span text:style-name="T3">&lt;menuitem&gt;</text:span></text:span></text:p>
            <text:p text:style-name="P5"><text:span text:style-name="Source_20_Text"><text:span text:style-name="T3">&lt;meta&gt;</text:span></text:span></text:p>
            <text:p text:style-name="P5"><text:span text:style-name="Source_20_Text"><text:span text:style-name="T3">&lt;meter&gt;</text:span></text:span></text:p>
            <text:p text:style-name="P5"><text:span text:style-name="Source_20_Text"><text:span text:style-name="T3">&lt;multicol&gt;</text:span></text:span></text:p>
            <text:p text:style-name="P5"><text:span text:style-name="Source_20_Text"><text:span text:style-name="T3">&lt;nav&gt;</text:span></text:span></text:p>
            <text:p text:style-name="P5"><text:span text:style-name="Source_20_Text"><text:span text:style-name="T3">&lt;nextid&gt;</text:span></text:span></text:p>
            <text:p text:style-name="P5"><text:span text:style-name="Source_20_Text"><text:span text:style-name="T3">&lt;nobr&gt;</text:span></text:span></text:p>
            <text:p text:style-name="P5"><text:span text:style-name="Source_20_Text"><text:span text:style-name="T3">&lt;noembed&gt;</text:span></text:span></text:p>
            <text:p text:style-name="P5"><text:span text:style-name="Source_20_Text"><text:span text:style-name="T3">&lt;noframes&gt;</text:span></text:span></text:p>
            <text:p text:style-name="P5"><text:span text:style-name="Source_20_Text"><text:span text:style-name="T3">&lt;noscript&gt;</text:span></text:span></text:p>
            <text:p text:style-name="P5"><text:span text:style-name="Source_20_Text"><text:span text:style-name="T3">&lt;object&gt;</text:span></text:span></text:p>
            <text:p text:style-name="P5"><text:span text:style-name="Source_20_Text"><text:span text:style-name="T3">&lt;ol&gt;</text:span></text:span></text:p>
            <text:p text:style-name="P5"><text:span text:style-name="Source_20_Text"><text:span text:style-name="T3">&lt;optgroup&gt;</text:span></text:span></text:p>
            <text:p text:style-name="P5"><text:span text:style-name="Source_20_Text"><text:span text:style-name="T3">&lt;option&gt;</text:span></text:span></text:p>
            <text:p text:style-name="P5"><text:span text:style-name="Source_20_Text"><text:span text:style-name="T3">&lt;output&gt;</text:span></text:span></text:p>
            <text:p text:style-name="P5"><text:span text:style-name="Source_20_Text"><text:span text:style-name="T3">&lt;p&gt;</text:span></text:span></text:p>
            <text:p text:style-name="P5"><text:span text:style-name="Source_20_Text"><text:span text:style-name="T3">&lt;param&gt;</text:span></text:span></text:p>
            <text:p text:style-name="P5"><text:span text:style-name="Source_20_Text"><text:span text:style-name="T3">&lt;picture&gt;</text:span></text:span></text:p>
            <text:p text:style-name="P5"><text:span text:style-name="Source_20_Text"><text:span text:style-name="T3">&lt;plaintext&gt;</text:span></text:span></text:p>
            <text:p text:style-name="P5"><text:span text:style-name="Source_20_Text"><text:span text:style-name="T3">&lt;pre&gt;</text:span></text:span></text:p>
            <text:p text:style-name="P5"><text:span text:style-name="Source_20_Text"><text:span text:style-name="T3">&lt;progress&gt;</text:span></text:span></text:p>
            <text:p text:style-name="P5"><text:span text:style-name="Source_20_Text"><text:span text:style-name="T3">&lt;q&gt;</text:span></text:span></text:p>
            <text:p text:style-name="P5"><text:span text:style-name="Source_20_Text"><text:span text:style-name="T3">&lt;rb&gt;</text:span></text:span></text:p>
            <text:p text:style-name="P5"><text:span text:style-name="Source_20_Text"><text:span text:style-name="T3">&lt;rp&gt;</text:span></text:span></text:p>
            <text:p text:style-name="P5"><text:span text:style-name="Source_20_Text"><text:span text:style-name="T3">&lt;rt&gt;</text:span></text:span></text:p>
            <text:p text:style-name="P5"><text:span text:style-name="Source_20_Text"><text:span text:style-name="T3">&lt;rtc&gt;</text:span></text:span></text:p>
            <text:p text:style-name="P5"><text:span text:style-name="Source_20_Text"><text:span text:style-name="T3">&lt;ruby&gt;</text:span></text:span></text:p>
            <text:p text:style-name="P5"><text:span text:style-name="Source_20_Text"><text:span text:style-name="T3">&lt;s&gt;</text:span></text:span></text:p>
            <text:p text:style-name="P5"><text:span text:style-name="Source_20_Text"><text:span text:style-name="T3">&lt;samp&gt;</text:span></text:span></text:p>
            <text:p text:style-name="P5"><text:span text:style-name="Source_20_Text"><text:span text:style-name="T3">&lt;script&gt;</text:span></text:span></text:p>
            <text:p text:style-name="P5"><text:span text:style-name="Source_20_Text"><text:span text:style-name="T3">&lt;section&gt;</text:span></text:span></text:p>
            <text:p text:style-name="P5"><text:span text:style-name="Source_20_Text"><text:span text:style-name="T3">&lt;select&gt;</text:span></text:span></text:p>
            <text:p text:style-name="P5"><text:span text:style-name="Source_20_Text"><text:span text:style-name="T3">&lt;shadow&gt;</text:span></text:span></text:p>
            <text:p text:style-name="P5"><text:span text:style-name="Source_20_Text"><text:span text:style-name="T3">&lt;slot&gt;</text:span></text:span></text:p>
            <text:p text:style-name="P5"><text:span text:style-name="Source_20_Text"><text:span text:style-name="T3">&lt;small&gt;</text:span></text:span></text:p>
            <text:p text:style-name="P5"><text:span text:style-name="Source_20_Text"><text:span text:style-name="T3">&lt;source&gt;</text:span></text:span></text:p>
            <text:p text:style-name="P5"><text:span text:style-name="Source_20_Text"><text:span text:style-name="T3">&lt;spacer&gt;</text:span></text:span></text:p>
            <text:p text:style-name="P5"><text:span text:style-name="Source_20_Text"><text:span text:style-name="T3">&lt;span&gt;</text:span></text:span></text:p>
            <text:p text:style-name="P5"><text:soft-page-break/><text:span text:style-name="Source_20_Text"><text:span text:style-name="T3">&lt;strike&gt;</text:span></text:span></text:p>
            <text:p text:style-name="P5"><text:span text:style-name="Source_20_Text"><text:span text:style-name="T3">&lt;strong&gt;</text:span></text:span></text:p>
            <text:p text:style-name="P5"><text:span text:style-name="Source_20_Text"><text:span text:style-name="T3">&lt;style&gt;</text:span></text:span></text:p>
            <text:p text:style-name="P5"><text:span text:style-name="Source_20_Text"><text:span text:style-name="T3">&lt;sub&gt;</text:span></text:span></text:p>
            <text:p text:style-name="P5"><text:span text:style-name="Source_20_Text"><text:span text:style-name="T3">&lt;summary&gt;</text:span></text:span></text:p>
            <text:p text:style-name="P5"><text:span text:style-name="Source_20_Text"><text:span text:style-name="T3">&lt;sup&gt;</text:span></text:span></text:p>
            <text:p text:style-name="P5"><text:span text:style-name="Source_20_Text"><text:span text:style-name="T3">&lt;table&gt;</text:span></text:span></text:p>
            <text:p text:style-name="P5"><text:span text:style-name="Source_20_Text"><text:span text:style-name="T3">&lt;tbody&gt;</text:span></text:span></text:p>
            <text:p text:style-name="P5"><text:span text:style-name="Source_20_Text"><text:span text:style-name="T3">&lt;td&gt;</text:span></text:span></text:p>
            <text:p text:style-name="P5"><text:span text:style-name="Source_20_Text"><text:span text:style-name="T3">&lt;template&gt;</text:span></text:span></text:p>
            <text:p text:style-name="P5"><text:span text:style-name="Source_20_Text"><text:span text:style-name="T3">&lt;textarea&gt;</text:span></text:span></text:p>
            <text:p text:style-name="P5"><text:span text:style-name="Source_20_Text"><text:span text:style-name="T3">&lt;tfoot&gt;</text:span></text:span></text:p>
            <text:p text:style-name="P5"><text:span text:style-name="Source_20_Text"><text:span text:style-name="T3">&lt;th&gt;</text:span></text:span></text:p>
            <text:p text:style-name="P5"><text:span text:style-name="Source_20_Text"><text:span text:style-name="T3">&lt;thead&gt;</text:span></text:span></text:p>
            <text:p text:style-name="P5"><text:span text:style-name="Source_20_Text"><text:span text:style-name="T3">&lt;time&gt;</text:span></text:span></text:p>
            <text:p text:style-name="P5"><text:span text:style-name="Source_20_Text"><text:span text:style-name="T3">&lt;title&gt;</text:span></text:span></text:p>
            <text:p text:style-name="P5"><text:span text:style-name="Source_20_Text"><text:span text:style-name="T3">&lt;tr&gt;</text:span></text:span></text:p>
            <text:p text:style-name="P5"><text:span text:style-name="Source_20_Text"><text:span text:style-name="T3">&lt;track&gt;</text:span></text:span></text:p>
            <text:p text:style-name="P5"><text:span text:style-name="Source_20_Text"><text:span text:style-name="T3">&lt;tt&gt;</text:span></text:span></text:p>
            <text:p text:style-name="P5"><text:span text:style-name="Source_20_Text"><text:span text:style-name="T3">&lt;u&gt;</text:span></text:span></text:p>
            <text:p text:style-name="P5"><text:span text:style-name="Source_20_Text"><text:span text:style-name="T3">&lt;ul&gt;</text:span></text:span></text:p>
            <text:p text:style-name="P5"><text:span text:style-name="Source_20_Text"><text:span text:style-name="T3">&lt;var&gt;</text:span></text:span></text:p>
            <text:p text:style-name="P5"><text:span text:style-name="Source_20_Text"><text:span text:style-name="T3">&lt;video&gt;</text:span></text:span></text:p>
            <text:p text:style-name="P5"><text:span text:style-name="Source_20_Text"><text:span text:style-name="T3">&lt;wbr&gt;</text:span></text:span></text:p>
            <text:p text:style-name="P5"><text:span text:style-name="Source_20_Text"><text:span text:style-name="T3">&lt;xmp&gt;</text:span></text:span></text:p>
            <text:p text:style-name="P8"/>
          </table:table-cell>
          <table:table-cell table:style-name="Tabla3.B2" office:value-type="string">
            <text:p text:style-name="P4">&lt;!--&gt;</text:p>
            <text:p text:style-name="P4">&lt;!DOCTYPE&gt;</text:p>
            <text:p text:style-name="P4">&lt;a&gt;</text:p>
            <text:p text:style-name="P4">&lt;abbr&gt;</text:p>
            <text:p text:style-name="P4">&lt;acronym&gt;</text:p>
            <text:p text:style-name="P4">&lt;address&gt;</text:p>
            <text:p text:style-name="P4">&lt;applet&gt;</text:p>
            <text:p text:style-name="P4">&lt;area&gt;</text:p>
            <text:p text:style-name="P4">&lt;article&gt;</text:p>
            <text:p text:style-name="P4">&lt;aside&gt;</text:p>
            <text:p text:style-name="P4">&lt;audio&gt;</text:p>
            <text:p text:style-name="P4">&lt;b&gt;</text:p>
            <text:p text:style-name="P4">&lt;base&gt;</text:p>
            <text:p text:style-name="P4">&lt;basefont&gt;</text:p>
            <text:p text:style-name="P4">&lt;bdi&gt;</text:p>
            <text:p text:style-name="P4">&lt;bdo&gt;</text:p>
            <text:p text:style-name="P4">&lt;big&gt;</text:p>
            <text:p text:style-name="P4">&lt;blockquote&gt;</text:p>
            <text:p text:style-name="P4">&lt;body&gt;</text:p>
            <text:p text:style-name="P4">&lt;br&gt;</text:p>
            <text:p text:style-name="P4">&lt;button&gt;</text:p>
            <text:p text:style-name="P4">&lt;canvas&gt;</text:p>
            <text:p text:style-name="P4">&lt;caption&gt;</text:p>
            <text:p text:style-name="P4">&lt;center&gt;</text:p>
            <text:p text:style-name="P4">&lt;cite&gt;</text:p>
            <text:p text:style-name="P4">&lt;code&gt;</text:p>
            <text:p text:style-name="P4">&lt;col&gt;</text:p>
            <text:p text:style-name="P4">&lt;colgroup&gt;</text:p>
            <text:p text:style-name="P4">&lt;data&gt;</text:p>
            <text:p text:style-name="P4">&lt;datalist&gt;</text:p>
            <text:p text:style-name="P4">&lt;dd&gt;</text:p>
            <text:p text:style-name="P4">&lt;del&gt;</text:p>
            <text:p text:style-name="P4">&lt;details&gt;</text:p>
            <text:p text:style-name="P4">&lt;dfn&gt;</text:p>
            <text:p text:style-name="P4">&lt;dialog&gt;</text:p>
            <text:p text:style-name="P4">&lt;dir&gt;</text:p>
            <text:p text:style-name="P4">&lt;div&gt;</text:p>
            <text:p text:style-name="P4"><text:soft-page-break/>&lt;dl&gt;</text:p>
            <text:p text:style-name="P4">&lt;dt&gt;</text:p>
            <text:p text:style-name="P4">&lt;em&gt;</text:p>
            <text:p text:style-name="P4">&lt;embed&gt;</text:p>
            <text:p text:style-name="P4">&lt;fieldset&gt;</text:p>
            <text:p text:style-name="P4">&lt;figcaption&gt;</text:p>
            <text:p text:style-name="P4">&lt;figure&gt;</text:p>
            <text:p text:style-name="P4">&lt;font&gt;</text:p>
            <text:p text:style-name="P4">&lt;footer&gt;</text:p>
            <text:p text:style-name="P4">&lt;form&gt;</text:p>
            <text:p text:style-name="P4">&lt;frame&gt;</text:p>
            <text:p text:style-name="P4">&lt;frameset&gt;</text:p>
            <text:p text:style-name="P4">&lt;h1&gt; - &lt;h6&gt;</text:p>
            <text:p text:style-name="P4">&lt;head&gt;</text:p>
            <text:p text:style-name="P4">&lt;header&gt;</text:p>
            <text:p text:style-name="P4">&lt;hr&gt;</text:p>
            <text:p text:style-name="P4">&lt;html&gt;</text:p>
            <text:p text:style-name="P4">&lt;i&gt;</text:p>
            <text:p text:style-name="P4">&lt;iframe&gt;</text:p>
            <text:p text:style-name="P4">&lt;img&gt;</text:p>
            <text:p text:style-name="P4">&lt;input&gt;</text:p>
            <text:p text:style-name="P4">&lt;ins&gt;</text:p>
            <text:p text:style-name="P4">&lt;kbd&gt;</text:p>
            <text:p text:style-name="P4">&lt;label&gt;</text:p>
            <text:p text:style-name="P4">&lt;legend&gt;</text:p>
            <text:p text:style-name="P4">&lt;li&gt;</text:p>
            <text:p text:style-name="P4">&lt;link&gt;</text:p>
            <text:p text:style-name="P4">&lt;main&gt;</text:p>
            <text:p text:style-name="P4">&lt;map&gt;</text:p>
            <text:p text:style-name="P4">&lt;mark&gt;</text:p>
            <text:p text:style-name="P4">&lt;meta&gt;</text:p>
            <text:p text:style-name="P4">&lt;meter&gt;</text:p>
            <text:p text:style-name="P4">&lt;nav&gt;</text:p>
            <text:p text:style-name="P4">&lt;noframes&gt;</text:p>
            <text:p text:style-name="P4">&lt;noscript&gt;</text:p>
            <text:p text:style-name="P4">&lt;object&gt;</text:p>
            <text:p text:style-name="P4">&lt;ol&gt;</text:p>
            <text:p text:style-name="P4">&lt;optgroup&gt;</text:p>
            <text:p text:style-name="P4">&lt;option&gt;</text:p>
            <text:p text:style-name="P4"><text:soft-page-break/>&lt;output&gt;</text:p>
            <text:p text:style-name="P4">&lt;p&gt;</text:p>
            <text:p text:style-name="P4">&lt;param&gt;</text:p>
            <text:p text:style-name="P4">&lt;picture&gt;</text:p>
            <text:p text:style-name="P4">&lt;pre&gt;</text:p>
            <text:p text:style-name="P4">&lt;progress&gt;</text:p>
            <text:p text:style-name="P4">&lt;q&gt;</text:p>
            <text:p text:style-name="P4">&lt;rp&gt;</text:p>
            <text:p text:style-name="P4">&lt;rt&gt;</text:p>
            <text:p text:style-name="P4">&lt;ruby&gt;</text:p>
            <text:p text:style-name="P4">&lt;s&gt;</text:p>
            <text:p text:style-name="P4">&lt;samp&gt;</text:p>
            <text:p text:style-name="P4">&lt;script&gt;</text:p>
            <text:p text:style-name="P4">&lt;section&gt;</text:p>
            <text:p text:style-name="P4">&lt;select&gt;</text:p>
            <text:p text:style-name="P4">&lt;small&gt;</text:p>
            <text:p text:style-name="P4">&lt;source&gt;</text:p>
            <text:p text:style-name="P4">&lt;span&gt;</text:p>
            <text:p text:style-name="P4">&lt;strike&gt;</text:p>
            <text:p text:style-name="P4">&lt;strong&gt;</text:p>
            <text:p text:style-name="P4">&lt;style&gt;</text:p>
            <text:p text:style-name="P4">&lt;sub&gt;</text:p>
            <text:p text:style-name="P4">&lt;summary&gt;</text:p>
            <text:p text:style-name="P4">&lt;sup&gt;</text:p>
            <text:p text:style-name="P4">&lt;svg&gt;</text:p>
            <text:p text:style-name="P4">&lt;table&gt;</text:p>
            <text:p text:style-name="P4">&lt;tbody&gt;</text:p>
            <text:p text:style-name="P4">&lt;td&gt;</text:p>
            <text:p text:style-name="P4">&lt;template&gt;</text:p>
            <text:p text:style-name="P4">&lt;textarea&gt;</text:p>
            <text:p text:style-name="P4">&lt;tfoot&gt;</text:p>
            <text:p text:style-name="P4">&lt;th&gt;</text:p>
            <text:p text:style-name="P4">&lt;thead&gt;</text:p>
            <text:p text:style-name="P4">&lt;time&gt;</text:p>
            <text:p text:style-name="P4">&lt;title&gt;</text:p>
            <text:p text:style-name="P4">&lt;tr&gt;</text:p>
            <text:p text:style-name="P4">&lt;track&gt;</text:p>
            <text:p text:style-name="P4">&lt;tt&gt;</text:p>
            <text:p text:style-name="P4">&lt;u&gt;</text:p>
            <text:p text:style-name="P4"><text:soft-page-break/>&lt;ul&gt;</text:p>
            <text:p text:style-name="P4">&lt;var&gt;</text:p>
            <text:p text:style-name="P4">&lt;video&gt;</text:p>
            <text:p text:style-name="P4">&lt;wbr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23:01:20.881472772</meta:creation-date>
    <dc:date>2020-05-29T23:24:33.975276421</dc:date>
    <meta:editing-duration>PT16M50S</meta:editing-duration>
    <meta:editing-cycles>3</meta:editing-cycles>
    <meta:generator>LibreOffice/6.0.7.3$Linux_X86_64 LibreOffice_project/00m0$Build-3</meta:generator>
    <meta:document-statistic meta:table-count="3" meta:image-count="0" meta:object-count="0" meta:page-count="7" meta:paragraph-count="410" meta:word-count="424" meta:character-count="2746" meta:non-whitespace-character-count="2732"/>
  </office:meta>
</office:document-meta>
</file>